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963*"/>
    </style:style>
    <style:style style:name="Tabla2.B" style:family="table-column">
      <style:table-column-properties style:column-width="4.498cm" style:rel-column-width="2550*"/>
    </style:style>
    <style:style style:name="Tabla2.C" style:family="table-column">
      <style:table-column-properties style:column-width="5.401cm" style:rel-column-width="3062*"/>
    </style:style>
    <style:style style:name="Tabla2.D" style:family="table-column">
      <style:table-column-properties style:column-width="5.403cm" style:rel-column-width="306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6" style:family="paragraph" style:parent-style-name="Table_20_Contents">
      <style:text-properties officeooo:rsid="0076db5d" officeooo:paragraph-rsid="0076db5d"/>
    </style:style>
    <style:style style:name="P7" style:family="paragraph" style:parent-style-name="Table_20_Contents" style:list-style-name="L1">
      <style:text-properties officeooo:rsid="0076db5d" officeooo:paragraph-rsid="0076db5d"/>
    </style:style>
    <style:style style:name="P8" style:family="paragraph" style:parent-style-name="Table_20_Contents" style:list-style-name="L2">
      <style:text-properties officeooo:rsid="0076db5d" officeooo:paragraph-rsid="007fa5a0"/>
    </style:style>
    <style:style style:name="P9" style:family="paragraph" style:parent-style-name="Table_20_Contents" style:list-style-name="L2">
      <style:text-properties officeooo:rsid="0076db5d" officeooo:paragraph-rsid="0083221a"/>
    </style:style>
    <style:style style:name="P10" style:family="paragraph" style:parent-style-name="Table_20_Contents">
      <style:text-properties officeooo:rsid="0076db5d" officeooo:paragraph-rsid="0076db5d"/>
    </style:style>
    <style:style style:name="P11" style:family="paragraph" style:parent-style-name="Table_20_Contents">
      <style:text-properties officeooo:rsid="0083221a" officeooo:paragraph-rsid="0083221a"/>
    </style:style>
    <style:style style:name="P12" style:family="paragraph" style:parent-style-name="Table_20_Contents" style:list-style-name="L2">
      <style:text-properties officeooo:rsid="0083221a" officeooo:paragraph-rsid="0083221a"/>
    </style:style>
    <style:style style:name="P13" style:family="paragraph" style:parent-style-name="Table_20_Contents">
      <style:text-properties fo:font-weight="bold" officeooo:rsid="0083221a" officeooo:paragraph-rsid="0083221a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officeooo:rsid="00834822" officeooo:paragraph-rsid="00834822"/>
    </style:style>
    <style:style style:name="P15" style:family="paragraph" style:parent-style-name="Table_20_Contents">
      <style:paragraph-properties fo:text-align="justify" style:justify-single-word="false"/>
      <style:text-properties officeooo:rsid="00834822" officeooo:paragraph-rsid="00842c04"/>
    </style:style>
    <style:style style:name="P16" style:family="paragraph" style:parent-style-name="Table_20_Contents">
      <style:paragraph-properties fo:text-align="justify" style:justify-single-word="false"/>
      <style:text-properties officeooo:rsid="00834822" officeooo:paragraph-rsid="0084ad3e"/>
    </style:style>
    <style:style style:name="P17" style:family="paragraph" style:parent-style-name="Table_20_Contents">
      <style:paragraph-properties fo:text-align="justify" style:justify-single-word="false"/>
      <style:text-properties officeooo:rsid="00842c04" officeooo:paragraph-rsid="00842c04"/>
    </style:style>
    <style:style style:name="P18" style:family="paragraph" style:parent-style-name="Table_20_Contents">
      <style:paragraph-properties fo:text-align="justify" style:justify-single-word="false"/>
      <style:text-properties officeooo:rsid="00842c04" officeooo:paragraph-rsid="0084ad3e"/>
    </style:style>
    <style:style style:name="P19" style:family="paragraph" style:parent-style-name="Table_20_Contents">
      <style:paragraph-properties fo:text-align="justify" style:justify-single-word="false"/>
      <style:text-properties officeooo:rsid="0084ad3e" officeooo:paragraph-rsid="0084ad3e"/>
    </style:style>
    <style:style style:name="P2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1" style:family="paragraph" style:parent-style-name="Text_20_body">
      <style:text-properties officeooo:rsid="00834822" officeooo:paragraph-rsid="008348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3221a" style:font-weight-asian="bold" style:font-weight-complex="bold"/>
    </style:style>
    <style:style style:name="T4" style:family="text">
      <style:text-properties fo:font-weight="bold" officeooo:rsid="00842c04" style:font-weight-asian="bold" style:font-weight-complex="bold"/>
    </style:style>
    <style:style style:name="T5" style:family="text">
      <style:text-properties officeooo:rsid="00790334"/>
    </style:style>
    <style:style style:name="T6" style:family="text">
      <style:text-properties officeooo:rsid="007fa5a0"/>
    </style:style>
    <style:style style:name="T7" style:family="text">
      <style:text-properties officeooo:rsid="0083221a"/>
    </style:style>
    <style:style style:name="T8" style:family="text">
      <style:text-properties officeooo:rsid="00842c04"/>
    </style:style>
    <style:style style:name="T9" style:family="text">
      <style:text-properties officeooo:rsid="0084ad3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7754690284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</text:span><text:span text:style-name="T4">é</text:span><text:span text:style-name="T3">s</text:span></text:p>
          </table:table-cell>
        </table:table-row>
      </table:table>
      <text:p text:style-name="Standard"/>
      <text:p text:style-name="P5"><text:span text:style-name="T5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077546908560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1. Realiza <text:span text:style-name="T5">el cálculo de las siguientes subredes.</text:span></text:p>
          </table:table-cell>
        </table:table-row>
        <table:table-row table:style-name="TableLine2077546928144">
          <table:table-cell table:style-name="Tabla9.A2" table:number-columns-spanned="2" office:value-type="string">
            <text:p text:style-name="P6"><text:span text:style-name="T6">1.1</text:span>. Se trata de establecer las direcciones IP de una red formada por las siguientes subredes: </text:p>
            <text:list xml:id="list2488760298" text:style-name="L1">
              <text:list-item>
                <text:p text:style-name="P7">20 segmentos de 310 equipos. <text:span text:style-name="T7">20*310=6200</text:span></text:p>
              </text:list-item>
              <text:list-item>
                <text:p text:style-name="P7">18 segmentos de 90 equipos. <text:span text:style-name="T7">18*90=1620</text:span></text:p>
              </text:list-item>
              <text:list-item>
                <text:p text:style-name="P7">23 segmentos de 110 equipos. <text:span text:style-name="T7">23*110=2530</text:span></text:p>
              </text:list-item>
              <text:list-item>
                <text:p text:style-name="P7">12 segmentos de 40 equipos. <text:span text:style-name="T7">12*40=480</text:span></text:p>
              </text:list-item>
            </text:list>
            <text:p text:style-name="P6"/>
            <text:p text:style-name="P11">Número total de equipos=6200+1620+2530+480=10830</text:p>
            <text:p text:style-name="P11">Suponemos clase C → 2^8-2= 254 máquinas (No cogen)</text:p>
            <text:p text:style-name="P13">Suponemos clase B → 2^16-2= 65534 máquinas (Si cogen)</text:p>
            <text:p text:style-name="P6"/>
            <text:p text:style-name="P6"/>
            <text:p text:style-name="P6"/>
            <text:p text:style-name="P6">Hay que tener en cuenta que solo se deberá utilizar una dirección de red (clase A, B o C) que se ajuste a las necesidades. </text:p>
            <text:p text:style-name="P6"/>
            <text:p text:style-name="P6">Se pide: </text:p>
            <text:list xml:id="list4207878817" text:style-name="L2">
              <text:list-item>
                <text:p text:style-name="P9">La dirección IP de la red y la clase. → <text:span text:style-name="T7">Direccion de red 172.16.0.0/16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2">Direccion de red 172.16.0.0 Máscara 255.255.0.0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/>
            <text:list xml:id="list213345755222293" text:continue-numbering="true" text:style-name="L2">
              <text:list-item>
                <text:p text:style-name="P8">Direcciones de los 5 primeros segmentos de red de cada tipo, sus direcciones de broadcast y el rango de direcciones para los equipos en cada uno de ellos (asignadas y libres). </text:p>
              </text:list-item>
              <text:list-item>
                <text:p text:style-name="P8">Direcciones de los segmentos de red libres.</text:p>
              </text:list-item>
            </text:list>
          </table:table-cell>
          <table:covered-table-cell/>
        </table:table-row>
      </table:table>
      <text:p text:style-name="P4"/>
      <text:p text:style-name="P4">(Completar…)</text:p>
      <text:p text:style-name="P21">20 segmentos de 310 tip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77437322704">
          <table:table-cell table:style-name="Tabla2.A1" office:value-type="string">
            <text:p text:style-name="P14">N.º</text:p>
          </table:table-cell>
          <table:table-cell table:style-name="Tabla2.A1" office:value-type="string">
            <text:p text:style-name="P14">Subred</text:p>
          </table:table-cell>
          <table:table-cell table:style-name="Tabla2.A1" office:value-type="string">
            <text:p text:style-name="P14">Dir. Broadcast</text:p>
          </table:table-cell>
          <table:table-cell table:style-name="Tabla2.D1" office:value-type="string">
            <text:p text:style-name="P14">Rango de lps para equipos</text:p>
          </table:table-cell>
        </table:table-row>
        <table:table-row table:style-name="TableLine2077437322704">
          <table:table-cell table:style-name="Tabla2.A2" office:value-type="string">
            <text:p text:style-name="P14">0</text:p>
          </table:table-cell>
          <table:table-cell table:style-name="Tabla2.A2" office:value-type="string">
            <text:p text:style-name="P14">172.16.0.0/23</text:p>
          </table:table-cell>
          <table:table-cell table:style-name="Tabla2.A2" office:value-type="string">
            <text:p text:style-name="P17">176.16.1.255</text:p>
          </table:table-cell>
          <table:table-cell table:style-name="Tabla2.D2" office:value-type="string">
            <text:p text:style-name="P17">172.16.0.1-176.16.1.254</text:p>
          </table:table-cell>
        </table:table-row>
        <table:table-row table:style-name="TableLine2077437322704">
          <table:table-cell table:style-name="Tabla2.A2" office:value-type="string">
            <text:p text:style-name="P17">1</text:p>
          </table:table-cell>
          <table:table-cell table:style-name="Tabla2.A2" office:value-type="string">
            <text:p text:style-name="P15">172.16.<text:span text:style-name="T8">2</text:span>.0/23</text:p>
          </table:table-cell>
          <table:table-cell table:style-name="Tabla2.A2" office:value-type="string">
            <text:p text:style-name="P17">176.16.3.255</text:p>
          </table:table-cell>
          <table:table-cell table:style-name="Tabla2.D2" office:value-type="string">
            <text:p text:style-name="P17">172.16.2.1-176.16.3.254</text:p>
          </table:table-cell>
        </table:table-row>
        <table:table-row table:style-name="TableLine2077437322704">
          <table:table-cell table:style-name="Tabla2.A2" office:value-type="string">
            <text:p text:style-name="P17">2</text:p>
          </table:table-cell>
          <table:table-cell table:style-name="Tabla2.A2" office:value-type="string">
            <text:p text:style-name="P15">172.16.<text:span text:style-name="T8">4</text:span>.0/23</text:p>
          </table:table-cell>
          <table:table-cell table:style-name="Tabla2.A2" office:value-type="string">
            <text:p text:style-name="P17">176.16.5.255</text:p>
          </table:table-cell>
          <table:table-cell table:style-name="Tabla2.D2" office:value-type="string">
            <text:p text:style-name="P17">172.16.4.1-176.16.5.254</text:p>
          </table:table-cell>
        </table:table-row>
        <table:table-row table:style-name="TableLine2077437322704">
          <table:table-cell table:style-name="Tabla2.A2" office:value-type="string">
            <text:p text:style-name="P19">3</text:p>
          </table:table-cell>
          <table:table-cell table:style-name="Tabla2.A2" office:value-type="string">
            <text:p text:style-name="P16">172.16.<text:span text:style-name="T9">6</text:span>.0/23</text:p>
          </table:table-cell>
          <table:table-cell table:style-name="Tabla2.A2" office:value-type="string">
            <text:p text:style-name="P18">176.16.<text:span text:style-name="T9">7</text:span>.255</text:p>
          </table:table-cell>
          <table:table-cell table:style-name="Tabla2.D2" office:value-type="string">
            <text:p text:style-name="P18">172.16.<text:span text:style-name="T9">6</text:span>.1-176.16.<text:span text:style-name="T9">7</text:span>.254</text:p>
          </table:table-cell>
        </table:table-row>
        <table:table-row table:style-name="TableLine2077437322704">
          <table:table-cell table:style-name="Tabla2.A2" office:value-type="string">
            <text:p text:style-name="P19">4</text:p>
          </table:table-cell>
          <table:table-cell table:style-name="Tabla2.A2" office:value-type="string">
            <text:p text:style-name="P16">172.16.<text:span text:style-name="T9">8</text:span>.0/23</text:p>
          </table:table-cell>
          <table:table-cell table:style-name="Tabla2.A2" office:value-type="string">
            <text:p text:style-name="P18">176.16.<text:span text:style-name="T9">9</text:span>.255</text:p>
          </table:table-cell>
          <table:table-cell table:style-name="Tabla2.D2" office:value-type="string">
            <text:p text:style-name="P18">172.16.<text:span text:style-name="T9">8</text:span>.1-176.16.<text:span text:style-name="T9">9</text:span>.254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19T21:33:45.195000000</dc:date>
    <meta:editing-duration>PT10H7M58S</meta:editing-duration>
    <meta:editing-cycles>180</meta:editing-cycles>
    <meta:generator>LibreOffice/7.1.2.2$Windows_X86_64 LibreOffice_project/8a45595d069ef5570103caea1b71cc9d82b2aae4</meta:generator>
    <meta:document-statistic meta:table-count="3" meta:image-count="2" meta:object-count="0" meta:page-count="1" meta:paragraph-count="46" meta:word-count="207" meta:character-count="1316" meta:non-whitespace-character-count="1157"/>
  </office:meta>
</office:document-meta>
</file>